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style:style style:name="P1" style:family="paragraph" style:parent-style-name="Headline_20_1">
      <style:text-properties fo:language="sv" fo:country="SE"/>
    </style:style>
    <style:style style:name="P2" style:family="paragraph" style:parent-style-name="Absatz_20_schwedisch_20_mit_20_Initial">
      <style:text-properties fo:language="sv" fo:country="SE"/>
    </style:style>
    <style:style style:name="T1" style:family="text">
      <style:text-properties fo:color="#0000ff"/>
    </style:style>
    <style:style style:name="T2" style:family="text">
      <style:text-properties fo:color="#ff0000"/>
    </style:style>
    <style:style style:name="T3" style:family="text">
      <style:text-properties fo:color="#00ae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vensk (Elchtest) - 46</text:h>
      <text:p text:style-name="P2">I Huntsville fängelset i Texas <text:span text:style-name="T1">avrättades</text:span> på onsdagen mexikanen Irineo Tristan Montoya, trots massiva protester i hans hemland. En sista vädjan från Mexikos utrikesminister lyckades inte stoppa avrättningen. Tristan var den tredje som <text:span text:style-name="T2">avrttades</text:span> på lika många dagar i Huntsville fängelset. Han dömdes till döden för mord på en man 1985. Han hade medgett medverkan, men hävdade att en <text:span text:style-name="T1">annan</text:span> mexikan utförde knivmordet. Mexikos utrikesminister <text:span text:style-name="T3">José</text:span> <text:span text:style-name="T3">Angel</text:span> Gurria skickade på onsdagsmorgonen ett brev till guvernören i Texas, <text:span text:style-name="T3">George</text:span> <text:span text:style-name="T3">Bush</text:span>, och vädjade till honom att skjuta upp avrättningen i 30 <text:span text:style-name="T2">dagare</text:span>, i avvaktan på ytterligare utredning. Den dömdes mor, Emilia Montoya, som själv är döende i cancer, vädjade också till <text:span text:style-name="T3">Bush</text:span> att stoppa avrättningen. Turkiets islamistiske premiärminister Necmettin Erbakan avgick på onsdagen efter påtryckningar från militären. Utrikesminister Tansu Çiller <text:span text:style-name="T1">väntas</text:span> ta över. Tansu Çiller kan emellertid inte automatiskt räkna med att <text:span text:style-name="T2">efteträda</text:span> Erbakan. Det blir presidenten Demirel som nominerar ny regeringsbildare. Demirel kan tänkas välja en politiker som försöker bilda regering utan islamisterna. Kongos nye president <text:span text:style-name="T3">Laurent</text:span> Kabila har gett order till sina tjänstemän att sabotera FN:s utredning om massakrer, <text:span text:style-name="T1">rapporterade</text:span> Washington Post på torsdagen. Tidningen citerade kongolesiska och västliga källor. Enligt dessa har Kabila sagt åt medlemmar av sin rörelse, Demokratiska styrkornas allians för Kongos befrielse, i provinsen Kivu att inte visa några massgravar för FN. Två <text:span text:style-name="T2">medlemar</text:span> av den Israelstödda milisen SLA dödades sent på onsdagen av Hizbollah, meddelade SLA på torsdagen. Sydlibanesiska armén attackerades av den Iraninspirerade gerillan i södra Libanon, som <text:span text:style-name="T1">kontrolleras</text:span> av Israel. Israels populäre finansminister Dan Meridor har avgått efter att ha förlorat en strid om den israeliska valutan mot premiärminister Benjamin Netanyahu. Beskedet kom efter ett sju timmar långt krismöte där regeringen beslöt att <text:span text:style-name="T1">tillåta</text:span> tillåta, shekel, att stiga i värde gentemot andra valutor med upp till 15 proc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Absatz_20_Normal" style:display-name="Absatz Normal" style:family="paragraph" style:parent-style-name="Standard">
      <style:paragraph-properties fo:margin-top="0.199cm" fo:margin-bottom="0.199cm" fo:text-align="justify" style:justify-single-word="false" fo:orphans="2" fo:widows="2" fo:hyphenation-ladder-count="2"/>
      <style:text-properties style:letter-kerning="true" fo:hyphenate="true" fo:hyphenation-remain-char-count="2" fo:hyphenation-push-char-count="2"/>
    </style:style>
    <style:style style:name="Absatz_20_mit_20_Initial" style:display-name="Absatz mit Initial" style:family="paragraph" style:parent-style-name="Absatz_20_Normal" style:next-style-name="Absatz_20_EInzug_20_erste_20_Zeile">
      <style:paragraph-properties>
        <style:drop-cap style:lines="3"/>
      </style:paragraph-properties>
    </style:style>
    <style:style style:name="Absatz_20_EInzug_20_erste_20_Zeile" style:display-name="Absatz EInzug erste Zeile" style:family="paragraph" style:parent-style-name="Absatz_20_Normal">
      <style:paragraph-properties fo:margin-left="0cm" fo:margin-right="0cm" fo:text-indent="0.499cm" style:auto-text-indent="false"/>
    </style:style>
    <style:style style:name="Absatz_20_schwedisch_20_mit_20_Initial" style:display-name="Absatz schwedisch mit Initial" style:family="paragraph" style:parent-style-name="Absatz_20_mit_20_Initial">
      <style:text-properties fo:language="sv" fo:country="SE"/>
    </style:style>
    <style:style style:name="Headline" style:family="paragraph" style:parent-style-name="Standard" style:next-style-name="Standard">
      <style:paragraph-properties fo:margin-top="0.499cm" fo:margin-bottom="0.349cm" fo:keep-with-next="always"/>
      <style:text-properties style:font-name="Arial" fo:font-size="22pt" fo:text-shadow="1pt 1pt" fo:font-weight="bold"/>
    </style:style>
    <style:style style:name="Headline_20_1" style:display-name="Headline 1" style:family="paragraph" style:parent-style-name="Headline" style:next-style-name="Absatz_20_mit_20_Initial" style:default-outline-level="1">
      <style:text-properties fo:font-size="20pt"/>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3$Build-8986</meta:generator>
    <meta:initial-creator> </meta:initial-creator>
    <meta:creation-date>2000-03-01T14:44:45</meta:creation-date>
    <dc:creator>Helge Delfs</dc:creator>
    <dc:date>2000-04-05T11:15:41</dc:date>
    <dc:language>de-DE</dc:language>
    <meta:editing-cycles>3</meta:editing-cycles>
    <meta:editing-duration>PT1M0S</meta:editing-duration>
    <meta:user-defined meta:name="Info 0"/>
    <meta:user-defined meta:name="Info 1"/>
    <meta:user-defined meta:name="Info 2"/>
    <meta:user-defined meta:name="Info 3"/>
    <meta:document-statistic meta:table-count="0" meta:image-count="0" meta:object-count="0" meta:page-count="1" meta:paragraph-count="2" meta:word-count="299" meta:character-count="2069"/>
  </office:meta>
</office:document-meta>
</file>